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14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2" style:family="table-cell" style:parent-style-name="Insatisfaisant" style:data-style-name="N1">
      <style:table-cell-properties fo:background-color="#FFC7CE"/>
      <style:text-properties fo:color="#9C0006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Calcu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15" style:family="table-cell" style:parent-style-name="Calcul" style:data-style-name="N14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38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37">
      <style:table-cell-properties fo:border-top="none" fo:border-bottom="thin solid #000000" fo:border-left="none" fo:border-right="thin solid #000000"/>
    </style:style>
    <style:style style:name="ce20" style:family="table-cell" style:parent-style-name="Calcul" style:data-style-name="N1">
      <style:table-cell-properties fo:border="none" fo:background-color="#F2F2F2"/>
      <style:text-properties fo:color="#FA7D0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CE4D6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36">
      <style:table-cell-properties style:vertical-align="middle" fo:wrap-option="wrap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25" style:family="table-cell" style:parent-style-name="Calcul" style:data-style-name="N1">
      <style:table-cell-properties fo:border-top="none" fo:border-bottom="thin solid #000000" fo:border-left="none" fo:border-right="none" fo:background-color="#F2F2F2"/>
      <style:text-properties fo:color="#FA7D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Calcul" style:data-style-name="N0">
      <style:table-cell-properties fo:border-top="thin solid #7F7F7F" fo:border-bottom="thin solid #000000" fo:border-left="thin solid #7F7F7F" fo:border-right="thin solid #7F7F7F" fo:background-color="#F2F2F2"/>
      <style:text-properties fo:color="#FA7D00" fo:font-weight="bold" style:font-weight-asian="bold" style:font-weight-complex="bold"/>
    </style:style>
    <style:style style:name="ce29" style:family="table-cell" style:parent-style-name="Calcul" style:data-style-name="N14">
      <style:table-cell-properties fo:border-top="thin solid #7F7F7F" fo:border-bottom="thin solid #000000" fo:border-left="thin solid #7F7F7F" fo:border-right="thin solid #7F7F7F" fo:background-color="#F2F2F2"/>
      <style:text-properties fo:color="#FA7D00" fo:font-weight="bold" style:font-weight-asian="bold" style:font-weight-complex="bold"/>
    </style:style>
    <style:style style:name="ce30" style:family="table-cell" style:parent-style-name="Default" style:data-style-name="N1"/>
    <style:style style:name="ce31" style:family="table-cell" style:parent-style-name="Default" style:data-style-name="N14"/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Segoe UI Symbol" style:font-name-asian="Segoe UI Symbol" style:font-name-complex="Segoe UI 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21708333333333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0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3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1" table:default-cell-style-name="ce1"/>
        <table:table-row table:style-name="ro1">
          <table:table-cell office:value-type="string" table:number-columns-spanned="5" table:number-rows-spanned="1" table:style-name="ce32">
            <text:p>Precalculus</text:p>
          </table:table-cell>
          <table:covered-table-cell table:number-columns-repeated="4"/>
          <table:table-cell office:value-type="string" table:number-columns-spanned="4" table:number-rows-spanned="1" table:style-name="ce33">
            <text:p>Verification</text:p>
          </table:table-cell>
          <table:covered-table-cell table:number-columns-repeated="3"/>
          <table:table-cell table:style-name="ce2"/>
          <table:table-cell office:value-type="string" table:number-columns-spanned="3" table:number-rows-spanned="1" table:style-name="ce34">
            <text:p>Constants</text:p>
          </table:table-cell>
          <table:covered-table-cell table:number-columns-repeated="2"/>
          <table:table-cell table:number-columns-repeated="16371" table:style-name="ce2"/>
        </table:table-row>
        <table:table-row table:style-name="ro1">
          <table:table-cell office:value-type="string" table:style-name="ce3">
            <text:p>Octave</text:p>
          </table:table-cell>
          <table:table-cell office:value-type="string" table:style-name="ce4">
            <text:p>Note</text:p>
          </table:table-cell>
          <table:table-cell office:value-type="string" table:style-name="ce4">
            <text:p>Frequency</text:p>
          </table:table-cell>
          <table:table-cell office:value-type="string" table:style-name="ce5">
            <text:p>NB Inner loop</text:p>
          </table:table-cell>
          <table:table-cell office:value-type="string" table:style-name="ce6">
            <text:p>Index</text:p>
          </table:table-cell>
          <table:table-cell office:value-type="string" table:style-name="ce2">
            <text:p>NB Samples mesured</text:p>
          </table:table-cell>
          <table:table-cell office:value-type="string" table:style-name="ce2">
            <text:p>Frequency</text:p>
          </table:table-cell>
          <table:table-cell office:value-type="string" table:style-name="ce7">
            <text:p>Delta</text:p>
          </table:table-cell>
          <table:table-cell office:value-type="string" table:style-name="ce8">
            <text:p>Sampling Rate</text:p>
          </table:table-cell>
          <table:table-cell table:style-name="ce2"/>
          <table:table-cell office:value-type="string" table:style-name="ce9">
            <text:p>NOP loop</text:p>
          </table:table-cell>
          <table:table-cell office:value-type="string" table:style-name="ce2">
            <text:p>Half period loop</text:p>
          </table:table-cell>
          <table:table-cell office:value-type="string" table:style-name="ce8">
            <text:p>6502 Frequency</text:p>
          </table:table-cell>
          <table:table-cell table:number-columns-repeated="16371" table:style-name="ce2"/>
        </table:table-row>
        <table:table-row table:style-name="ro2">
          <table:table-cell office:value-type="float" office:value="3" table:number-columns-spanned="1" table:number-rows-spanned="12" table:style-name="ce35">
            <text:p>3</text:p>
          </table:table-cell>
          <table:table-cell office:value-type="string" table:style-name="ce10">
            <text:p>do<text:span text:style-name="T1"><text:s/>ou<text:s/></text:span>si<text:span text:style-name="T3">♯</text:span></text:p>
          </table:table-cell>
          <table:table-cell office:value-type="float" office:value="130.815" table:formula="of:=[.C15]/2" table:style-name="ce11">
            <text:p>130,82 Hz</text:p>
          </table:table-cell>
          <table:table-cell office:value-type="float" office:value="299.23861942437793" table:formula="of:=((1/([.C3]*2)*[.M$3])-[.L$3])/[.K$3]" table:style-name="ce12">
            <text:p>299</text:p>
          </table:table-cell>
          <table:table-cell table:style-name="ce13"/>
          <table:table-cell table:style-name="ce1"/>
          <table:table-cell office:value-type="float" office:value="0" table:formula="of:=([.I$3]/[.F3])" table:style-name="ce14">
            <text:p>#DIV/0!</text:p>
          </table:table-cell>
          <table:table-cell office:value-type="percentage" office:value="0" table:formula="of:=([.G3]-[.C3])/[.C3]" table:style-name="ce15">
            <text:p>#DIV/0!</text:p>
          </table:table-cell>
          <table:table-cell office:value-type="float" office:value="384000" table:style-name="ce16">
            <text:p>384000 Hz</text:p>
          </table:table-cell>
          <table:table-cell table:style-name="ce1"/>
          <table:table-cell office:value-type="float" office:value="13" table:style-name="ce17">
            <text:p>13 cycles</text:p>
          </table:table-cell>
          <table:table-cell office:value-type="float" office:value="20" table:style-name="ce18">
            <text:p>20 cycles</text:p>
          </table:table-cell>
          <table:table-cell office:value-type="float" office:value="1022999.9999999999" table:formula="of:=1.023*1000000" table:style-name="ce19">
            <text:p>1023000 Hz</text:p>
          </table:table-cell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do<text:span text:style-name="T3">♯</text:span><text:span text:style-name="T1"><text:s/>ou<text:s/></text:span>ré<text:span text:style-name="T3">♭</text:span></text:p>
          </table:table-cell>
          <table:table-cell office:value-type="float" office:value="138.59" table:formula="of:=[.C16]/2" table:style-name="ce11">
            <text:p>138,59 Hz</text:p>
          </table:table-cell>
          <table:table-cell office:value-type="float" office:value="282.36480598555778" table:formula="of:=((1/([.C4]*2)*[.M$3])-[.L$3])/[.K$3]" table:style-name="ce12">
            <text:p>282</text:p>
          </table:table-cell>
          <table:table-cell table:style-name="ce13"/>
          <table:table-cell table:style-name="ce1"/>
          <table:table-cell office:value-type="float" office:value="0" table:formula="of:=([.I$3]/[.F4])" table:style-name="ce14">
            <text:p>#DIV/0!</text:p>
          </table:table-cell>
          <table:table-cell office:value-type="percentage" office:value="0" table:formula="of:=([.G4]-[.C4])/[.C4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1">
          <table:covered-table-cell/>
          <table:table-cell office:value-type="string" table:style-name="ce10">
            <text:p>ré</text:p>
          </table:table-cell>
          <table:table-cell office:value-type="float" office:value="146.83000000000001" table:formula="of:=[.C17]/2" table:style-name="ce11">
            <text:p>146,83 Hz</text:p>
          </table:table-cell>
          <table:table-cell office:value-type="float" office:value="266.43234719377193" table:formula="of:=((1/([.C5]*2)*[.M$3])-[.L$3])/[.K$3]" table:style-name="ce12">
            <text:p>266</text:p>
          </table:table-cell>
          <table:table-cell table:style-name="ce13"/>
          <table:table-cell table:style-name="ce1"/>
          <table:table-cell office:value-type="float" office:value="0" table:formula="of:=([.I$3]/[.F5])" table:style-name="ce14">
            <text:p>#DIV/0!</text:p>
          </table:table-cell>
          <table:table-cell office:value-type="percentage" office:value="0" table:formula="of:=([.G5]-[.C5])/[.C5]" table:style-name="ce15">
            <text:p>#DIV/0!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ré<text:span text:style-name="T3">♯</text:span><text:span text:style-name="T1"><text:s/>ou<text:s/></text:span>mi<text:span text:style-name="T3">♭</text:span></text:p>
          </table:table-cell>
          <table:table-cell office:value-type="float" office:value="155.565" table:formula="of:=[.C18]/2" table:style-name="ce11">
            <text:p>155,57 Hz</text:p>
          </table:table-cell>
          <table:table-cell office:value-type="float" office:value="251.38574278869331" table:formula="of:=((1/([.C6]*2)*[.M$3])-[.L$3])/[.K$3]" table:style-name="ce20">
            <text:p>251</text:p>
          </table:table-cell>
          <table:table-cell office:value-type="float" office:value="0" table:style-name="ce13">
            <text:p>0</text:p>
          </table:table-cell>
          <table:table-cell office:value-type="float" office:value="2480" table:style-name="ce1">
            <text:p>2480</text:p>
          </table:table-cell>
          <table:table-cell office:value-type="float" office:value="154.83870967741936" table:formula="of:=([.I$3]/[.F6])" table:style-name="ce14">
            <text:p>154,8387097</text:p>
          </table:table-cell>
          <table:table-cell office:value-type="percentage" office:value="-4.6687257582402105E-3" table:formula="of:=([.G6]-[.C6])/[.C6]" table:style-name="ce15">
            <text:p>-0,47%</text:p>
          </table:table-cell>
          <table:table-cell table:style-name="ce13">
            <draw:frame draw:z-index="1" draw:id="id0" draw:style-name="a0" draw:name="Graphique 1" svg:x="0.125in" svg:y="0.21875in" svg:width="17.02083in" svg:height="5.395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mi<text:span text:style-name="T1"><text:s/>ou<text:s/></text:span>fa<text:span text:style-name="T3">♭</text:span></text:p>
          </table:table-cell>
          <table:table-cell office:value-type="float" office:value="164.815" table:formula="of:=[.C19]/2" table:style-name="ce11">
            <text:p>164,82 Hz</text:p>
          </table:table-cell>
          <table:table-cell office:value-type="float" office:value="237.19074300089372" table:formula="of:=((1/([.C7]*2)*[.M$3])-[.L$3])/[.K$3]" table:style-name="ce20">
            <text:p>237</text:p>
          </table:table-cell>
          <table:table-cell office:value-type="float" office:value="1" table:style-name="ce13">
            <text:p>1</text:p>
          </table:table-cell>
          <table:table-cell office:value-type="float" office:value="2341" table:style-name="ce1">
            <text:p>2341</text:p>
          </table:table-cell>
          <table:table-cell office:value-type="float" office:value="164.03246475865015" table:formula="of:=([.I$3]/[.F7])" table:style-name="ce14">
            <text:p>164,0324648</text:p>
          </table:table-cell>
          <table:table-cell office:value-type="percentage" office:value="-4.7479612981212137E-3" table:formula="of:=([.G7]-[.C7])/[.C7]" table:style-name="ce15">
            <text:p>-0,47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fa<text:span text:style-name="T1"><text:s/>ou<text:s/></text:span>mi<text:span text:style-name="T3">♯</text:span></text:p>
          </table:table-cell>
          <table:table-cell office:value-type="float" office:value="174.61500000000001" table:formula="of:=[.C20]/2" table:style-name="ce11">
            <text:p>174,62 Hz</text:p>
          </table:table-cell>
          <table:table-cell office:value-type="float" office:value="223.79243126086178" table:formula="of:=((1/([.C8]*2)*[.M$3])-[.L$3])/[.K$3]" table:style-name="ce20">
            <text:p>224</text:p>
          </table:table-cell>
          <table:table-cell office:value-type="float" office:value="2" table:style-name="ce13">
            <text:p>2</text:p>
          </table:table-cell>
          <table:table-cell office:value-type="float" office:value="2213" table:style-name="ce1">
            <text:p>2213</text:p>
          </table:table-cell>
          <table:table-cell office:value-type="float" office:value="173.5201084500678" table:formula="of:=([.I$3]/[.F8])" table:style-name="ce14">
            <text:p>173,5201085</text:p>
          </table:table-cell>
          <table:table-cell office:value-type="percentage" office:value="-6.2703178417215814E-3" table:formula="of:=([.G8]-[.C8])/[.C8]" table:style-name="ce15">
            <text:p>-0,63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fa<text:span text:style-name="T3">♯</text:span><text:span text:style-name="T1"><text:s/>ou<text:s/></text:span>sol<text:span text:style-name="T3">♭</text:span></text:p>
          </table:table-cell>
          <table:table-cell office:value-type="float" office:value="184.995" table:formula="of:=[.C21]/2" table:style-name="ce11">
            <text:p>185,00 Hz</text:p>
          </table:table-cell>
          <table:table-cell office:value-type="float" office:value="211.14919945861323" table:formula="of:=((1/([.C9]*2)*[.M$3])-[.L$3])/[.K$3]" table:style-name="ce20">
            <text:p>211</text:p>
          </table:table-cell>
          <table:table-cell office:value-type="float" office:value="3" table:style-name="ce13">
            <text:p>3</text:p>
          </table:table-cell>
          <table:table-cell office:value-type="float" office:value="2086" table:style-name="ce1">
            <text:p>2086</text:p>
          </table:table-cell>
          <table:table-cell office:value-type="float" office:value="184.08437200383509" table:formula="of:=([.I$3]/[.F9])" table:style-name="ce14">
            <text:p>184,084372</text:p>
          </table:table-cell>
          <table:table-cell office:value-type="percentage" office:value="-4.9224465318788036E-3" table:formula="of:=([.G9]-[.C9])/[.C9]" table:style-name="ce15">
            <text:p>-0,49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1">
          <table:covered-table-cell/>
          <table:table-cell office:value-type="string" table:style-name="ce10">
            <text:p>sol</text:p>
          </table:table-cell>
          <table:table-cell office:value-type="float" office:value="196" table:formula="of:=[.C22]/2" table:style-name="ce11">
            <text:p>196,00 Hz</text:p>
          </table:table-cell>
          <table:table-cell office:value-type="float" office:value="199.20722135007844" table:formula="of:=((1/([.C10]*2)*[.M$3])-[.L$3])/[.K$3]" table:style-name="ce20">
            <text:p>199</text:p>
          </table:table-cell>
          <table:table-cell office:value-type="float" office:value="4" table:style-name="ce13">
            <text:p>4</text:p>
          </table:table-cell>
          <table:table-cell office:value-type="float" office:value="1967" table:style-name="ce1">
            <text:p>1967</text:p>
          </table:table-cell>
          <table:table-cell office:value-type="float" office:value="195.22114895780376" table:formula="of:=([.I$3]/[.F10])" table:style-name="ce14">
            <text:p>195,221149</text:p>
          </table:table-cell>
          <table:table-cell office:value-type="percentage" office:value="-3.9737298071236592E-3" table:formula="of:=([.G10]-[.C10])/[.C10]" table:style-name="ce15">
            <text:p>-0,40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sol<text:span text:style-name="T3">♯</text:span><text:span text:style-name="T1"><text:s/>ou<text:s/></text:span>la<text:span text:style-name="T3">♭</text:span></text:p>
          </table:table-cell>
          <table:table-cell office:value-type="float" office:value="207.65" table:formula="of:=[.C23]/2" table:style-name="ce11">
            <text:p>207,65 Hz</text:p>
          </table:table-cell>
          <table:table-cell office:value-type="float" office:value="187.94458130359888" table:formula="of:=((1/([.C11]*2)*[.M$3])-[.L$3])/[.K$3]" table:style-name="ce20">
            <text:p>188</text:p>
          </table:table-cell>
          <table:table-cell office:value-type="float" office:value="5" table:style-name="ce13">
            <text:p>5</text:p>
          </table:table-cell>
          <table:table-cell office:value-type="float" office:value="1858" table:style-name="ce1">
            <text:p>1858</text:p>
          </table:table-cell>
          <table:table-cell office:value-type="float" office:value="206.67384284176535" table:formula="of:=([.I$3]/[.F11])" table:style-name="ce14">
            <text:p>206,6738428</text:p>
          </table:table-cell>
          <table:table-cell office:value-type="percentage" office:value="-4.7009735527794661E-3" table:formula="of:=([.G11]-[.C11])/[.C11]" table:style-name="ce15">
            <text:p>-0,47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1">
          <table:covered-table-cell/>
          <table:table-cell office:value-type="string" table:style-name="ce10">
            <text:p>la</text:p>
          </table:table-cell>
          <table:table-cell office:value-type="float" office:value="220" table:formula="of:=[.C24]/2" table:style-name="ce11">
            <text:p>220,00 Hz</text:p>
          </table:table-cell>
          <table:table-cell office:value-type="float" office:value="177.30769230769226" table:formula="of:=((1/([.C12]*2)*[.M$3])-[.L$3])/[.K$3]" table:style-name="ce20">
            <text:p>177</text:p>
          </table:table-cell>
          <table:table-cell office:value-type="float" office:value="6" table:style-name="ce13">
            <text:p>6</text:p>
          </table:table-cell>
          <table:table-cell office:value-type="float" office:value="1750" table:style-name="ce1">
            <text:p>1750</text:p>
          </table:table-cell>
          <table:table-cell office:value-type="float" office:value="219.42857142857142" table:formula="of:=([.I$3]/[.F12])" table:style-name="ce14">
            <text:p>219,4285714</text:p>
          </table:table-cell>
          <table:table-cell office:value-type="percentage" office:value="-2.5974025974026529E-3" table:formula="of:=([.G12]-[.C12])/[.C12]" table:style-name="ce15">
            <text:p>-0,26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la<text:span text:style-name="T3">♯</text:span><text:span text:style-name="T1"><text:s/>ou<text:s/></text:span>si<text:span text:style-name="T3">♭</text:span></text:p>
          </table:table-cell>
          <table:table-cell office:value-type="float" office:value="233.08" table:formula="of:=[.C25]/2" table:style-name="ce11">
            <text:p>233,08 Hz</text:p>
          </table:table-cell>
          <table:table-cell office:value-type="float" office:value="167.27119113939085" table:formula="of:=((1/([.C13]*2)*[.M$3])-[.L$3])/[.K$3]" table:style-name="ce20">
            <text:p>167</text:p>
          </table:table-cell>
          <table:table-cell office:value-type="float" office:value="7" table:style-name="ce13">
            <text:p>7</text:p>
          </table:table-cell>
          <table:table-cell office:value-type="float" office:value="1650" table:style-name="ce1">
            <text:p>1650</text:p>
          </table:table-cell>
          <table:table-cell office:value-type="float" office:value="232.72727272727272" table:formula="of:=([.I$3]/[.F13])" table:style-name="ce14">
            <text:p>232,7272727</text:p>
          </table:table-cell>
          <table:table-cell office:value-type="percentage" office:value="-1.5133313571618885E-3" table:formula="of:=([.G13]-[.C13])/[.C13]" table:style-name="ce15">
            <text:p>-0,15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covered-table-cell/>
          <table:table-cell office:value-type="string" table:style-name="ce10">
            <text:p>si<text:span text:style-name="T1"><text:s/>ou<text:s/></text:span>do<text:span text:style-name="T3">♭</text:span></text:p>
          </table:table-cell>
          <table:table-cell office:value-type="float" office:value="246.94" table:formula="of:=[.C26]/2" table:style-name="ce11">
            <text:p>246,94 Hz</text:p>
          </table:table-cell>
          <table:table-cell office:value-type="float" office:value="157.79641270691729" table:formula="of:=((1/([.C14]*2)*[.M$3])-[.L$3])/[.K$3]" table:style-name="ce20">
            <text:p>158</text:p>
          </table:table-cell>
          <table:table-cell office:value-type="float" office:value="8" table:style-name="ce13">
            <text:p>8</text:p>
          </table:table-cell>
          <table:table-cell office:value-type="float" office:value="1563" table:style-name="ce1">
            <text:p>1563</text:p>
          </table:table-cell>
          <table:table-cell office:value-type="float" office:value="245.68138195777351" table:formula="of:=([.I$3]/[.F14])" table:style-name="ce14">
            <text:p>245,681382</text:p>
          </table:table-cell>
          <table:table-cell office:value-type="percentage" office:value="-5.0968577072425993E-3" table:formula="of:=([.G14]-[.C14])/[.C14]" table:style-name="ce15">
            <text:p>-0,51%</text:p>
          </table:table-cell>
          <table:table-cell table:style-name="ce13"/>
          <table:table-cell table:number-columns-repeated="4" table:style-name="ce1"/>
          <table:table-cell table:number-columns-repeated="16371" table:style-name="ce2"/>
        </table:table-row>
        <table:table-row table:style-name="ro2">
          <table:table-cell office:value-type="float" office:value="4" table:number-columns-spanned="1" table:number-rows-spanned="12" table:style-name="ce36">
            <text:p>4</text:p>
          </table:table-cell>
          <table:table-cell office:value-type="string" table:style-name="ce10">
            <text:p>do<text:span text:style-name="T1"><text:s/>ou<text:s/></text:span>si<text:span text:style-name="T3">♯</text:span></text:p>
          </table:table-cell>
          <table:table-cell office:value-type="float" office:value="261.63" table:style-name="ce11">
            <text:p>261,63 Hz</text:p>
          </table:table-cell>
          <table:table-cell office:value-type="float" office:value="148.85007894295819" table:formula="of:=((1/([.C15]*2)*[.M$3])-[.L$3])/[.K$3]" table:style-name="ce20">
            <text:p>149</text:p>
          </table:table-cell>
          <table:table-cell office:value-type="float" office:value="9" table:style-name="ce13">
            <text:p>9</text:p>
          </table:table-cell>
          <table:table-cell office:value-type="float" office:value="1470" table:style-name="ce1">
            <text:p>1470</text:p>
          </table:table-cell>
          <table:table-cell office:value-type="float" office:value="261.22448979591837" table:formula="of:=([.I$3]/[.F15])" table:style-name="ce14">
            <text:p>261,2244898</text:p>
          </table:table-cell>
          <table:table-cell office:value-type="percentage" office:value="-1.5499377138769343E-3" table:formula="of:=([.G15]-[.C15])/[.C15]" table:style-name="ce15">
            <text:p>-0,15%</text:p>
          </table:table-cell>
          <table:table-cell table:style-name="ce13"/>
          <table:table-cell table:number-columns-repeated="16375" table:style-name="ce1"/>
        </table:table-row>
        <table:table-row table:style-name="ro2">
          <table:covered-table-cell/>
          <table:table-cell office:value-type="string" table:style-name="ce10">
            <text:p>do<text:span text:style-name="T3">♯</text:span><text:span text:style-name="T1"><text:s/>ou<text:s/></text:span>ré<text:span text:style-name="T3">♭</text:span></text:p>
          </table:table-cell>
          <table:table-cell office:value-type="float" office:value="277.18" table:style-name="ce11">
            <text:p>277,18 Hz</text:p>
          </table:table-cell>
          <table:table-cell office:value-type="float" office:value="140.41317222354812" table:formula="of:=((1/([.C16]*2)*[.M$3])-[.L$3])/[.K$3]" table:style-name="ce20">
            <text:p>140</text:p>
          </table:table-cell>
          <table:table-cell office:value-type="float" office:value="10" table:style-name="ce13">
            <text:p>10</text:p>
          </table:table-cell>
          <table:table-cell office:value-type="float" office:value="1388" table:style-name="ce1">
            <text:p>1388</text:p>
          </table:table-cell>
          <table:table-cell office:value-type="float" office:value="276.65706051873201" table:formula="of:=([.I$3]/[.F16])" table:style-name="ce14">
            <text:p>276,6570605</text:p>
          </table:table-cell>
          <table:table-cell office:value-type="percentage" office:value="-1.8866421865502455E-3" table:formula="of:=([.G16]-[.C16])/[.C16]" table:style-name="ce15">
            <text:p>-0,19%</text:p>
          </table:table-cell>
          <table:table-cell table:style-name="ce13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10">
            <text:p>ré</text:p>
          </table:table-cell>
          <table:table-cell office:value-type="float" office:value="293.66000000000003" table:style-name="ce11">
            <text:p>293,66 Hz</text:p>
          </table:table-cell>
          <table:table-cell office:value-type="float" office:value="132.44694282765519" table:formula="of:=((1/([.C17]*2)*[.M$3])-[.L$3])/[.K$3]" table:style-name="ce20">
            <text:p>132</text:p>
          </table:table-cell>
          <table:table-cell office:value-type="float" office:value="11" table:style-name="ce13">
            <text:p>11</text:p>
          </table:table-cell>
          <table:table-cell office:value-type="float" office:value="1306" table:style-name="ce1">
            <text:p>1306</text:p>
          </table:table-cell>
          <table:table-cell office:value-type="float" office:value="294.02756508422664" table:formula="of:=([.I$3]/[.F17])" table:style-name="ce14">
            <text:p>294,0275651</text:p>
          </table:table-cell>
          <table:table-cell office:value-type="percentage" office:value="1.2516688831526672E-3" table:formula="of:=([.G17]-[.C17])/[.C17]" table:style-name="ce15">
            <text:p>0,13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ré<text:span text:style-name="T3">♯</text:span><text:span text:style-name="T1"><text:s/>ou<text:s/></text:span>mi<text:span text:style-name="T3">♭</text:span></text:p>
          </table:table-cell>
          <table:table-cell office:value-type="float" office:value="311.13" table:style-name="ce11">
            <text:p>311,13 Hz</text:p>
          </table:table-cell>
          <table:table-cell office:value-type="float" office:value="124.92364062511589" table:formula="of:=((1/([.C18]*2)*[.M$3])-[.L$3])/[.K$3]" table:style-name="ce20">
            <text:p>125</text:p>
          </table:table-cell>
          <table:table-cell office:value-type="float" office:value="12" table:style-name="ce13">
            <text:p>12</text:p>
          </table:table-cell>
          <table:table-cell office:value-type="float" office:value="1239" table:style-name="ce1">
            <text:p>1239</text:p>
          </table:table-cell>
          <table:table-cell office:value-type="float" office:value="309.9273607748184" table:formula="of:=([.I$3]/[.F18])" table:style-name="ce14">
            <text:p>309,9273608</text:p>
          </table:table-cell>
          <table:table-cell office:value-type="percentage" office:value="-3.8653913964632122E-3" table:formula="of:=([.G18]-[.C18])/[.C18]" table:style-name="ce15">
            <text:p>-0,39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mi<text:span text:style-name="T1"><text:s/>ou<text:s/></text:span>fa<text:span text:style-name="T3">♭</text:span></text:p>
          </table:table-cell>
          <table:table-cell office:value-type="float" office:value="329.63" table:style-name="ce11">
            <text:p>329,63 Hz</text:p>
          </table:table-cell>
          <table:table-cell office:value-type="float" office:value="117.8261407312161" table:formula="of:=((1/([.C19]*2)*[.M$3])-[.L$3])/[.K$3]" table:style-name="ce20">
            <text:p>118</text:p>
          </table:table-cell>
          <table:table-cell office:value-type="float" office:value="13" table:style-name="ce13">
            <text:p>13</text:p>
          </table:table-cell>
          <table:table-cell office:value-type="float" office:value="1171" table:style-name="ce1">
            <text:p>1171</text:p>
          </table:table-cell>
          <table:table-cell office:value-type="float" office:value="327.92485055508115" table:formula="of:=([.I$3]/[.F19])" table:style-name="ce14">
            <text:p>327,9248506</text:p>
          </table:table-cell>
          <table:table-cell office:value-type="percentage" office:value="-5.1729194700690026E-3" table:formula="of:=([.G19]-[.C19])/[.C19]" table:style-name="ce15">
            <text:p>-0,52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fa<text:span text:style-name="T1"><text:s/>ou<text:s/></text:span>mi<text:span text:style-name="T3">♯</text:span></text:p>
          </table:table-cell>
          <table:table-cell office:value-type="float" office:value="349.23" table:style-name="ce11">
            <text:p>349,23 Hz</text:p>
          </table:table-cell>
          <table:table-cell office:value-type="float" office:value="111.12698486120013" table:formula="of:=((1/([.C20]*2)*[.M$3])-[.L$3])/[.K$3]" table:style-name="ce20">
            <text:p>111</text:p>
          </table:table-cell>
          <table:table-cell office:value-type="float" office:value="14" table:style-name="ce13">
            <text:p>14</text:p>
          </table:table-cell>
          <table:table-cell office:value-type="float" office:value="1102" table:style-name="ce1">
            <text:p>1102</text:p>
          </table:table-cell>
          <table:table-cell office:value-type="float" office:value="348.4573502722323" table:formula="of:=([.I$3]/[.F20])" table:style-name="ce14">
            <text:p>348,4573503</text:p>
          </table:table-cell>
          <table:table-cell office:value-type="percentage" office:value="-2.2124380143965696E-3" table:formula="of:=([.G20]-[.C20])/[.C20]" table:style-name="ce15">
            <text:p>-0,22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fa<text:span text:style-name="T3">♯</text:span><text:span text:style-name="T1"><text:s/>ou<text:s/></text:span>sol<text:span text:style-name="T3">♭</text:span></text:p>
          </table:table-cell>
          <table:table-cell office:value-type="float" office:value="369.99" table:style-name="ce11">
            <text:p>369,99 Hz</text:p>
          </table:table-cell>
          <table:table-cell office:value-type="float" office:value="104.80536896007584" table:formula="of:=((1/([.C21]*2)*[.M$3])-[.L$3])/[.K$3]" table:style-name="ce20">
            <text:p>105</text:p>
          </table:table-cell>
          <table:table-cell office:value-type="float" office:value="15" table:style-name="ce13">
            <text:p>15</text:p>
          </table:table-cell>
          <table:table-cell office:value-type="float" office:value="1040" table:style-name="ce1">
            <text:p>1040</text:p>
          </table:table-cell>
          <table:table-cell office:value-type="float" office:value="369.23076923076923" table:formula="of:=([.I$3]/[.F21])" table:style-name="ce14">
            <text:p>369,2307692</text:p>
          </table:table-cell>
          <table:table-cell office:value-type="percentage" office:value="-2.0520305122592036E-3" table:formula="of:=([.G21]-[.C21])/[.C21]" table:style-name="ce15">
            <text:p>-0,21%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10">
            <text:p>sol</text:p>
          </table:table-cell>
          <table:table-cell office:value-type="float" office:value="392" table:style-name="ce11">
            <text:p>392,00 Hz</text:p>
          </table:table-cell>
          <table:table-cell office:value-type="float" office:value="98.834379905808447" table:formula="of:=((1/([.C22]*2)*[.M$3])-[.L$3])/[.K$3]" table:style-name="ce20">
            <text:p>99</text:p>
          </table:table-cell>
          <table:table-cell office:value-type="float" office:value="16" table:style-name="ce13">
            <text:p>16</text:p>
          </table:table-cell>
          <table:table-cell office:value-type="float" office:value="984" table:style-name="ce1">
            <text:p>984</text:p>
          </table:table-cell>
          <table:table-cell office:value-type="float" office:value="390.2439024390244" table:formula="of:=([.I$3]/[.F22])" table:style-name="ce14">
            <text:p>390,2439024</text:p>
          </table:table-cell>
          <table:table-cell office:value-type="percentage" office:value="-4.4798407167745006E-3" table:formula="of:=([.G22]-[.C22])/[.C22]" table:style-name="ce15">
            <text:p>-0,45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sol<text:span text:style-name="T3">♯</text:span><text:span text:style-name="T1"><text:s/>ou<text:s/></text:span>la<text:span text:style-name="T3">♭</text:span></text:p>
          </table:table-cell>
          <table:table-cell office:value-type="float" office:value="415.3" table:style-name="ce11">
            <text:p>415,30 Hz</text:p>
          </table:table-cell>
          <table:table-cell office:value-type="float" office:value="93.203059882568667" table:formula="of:=((1/([.C23]*2)*[.M$3])-[.L$3])/[.K$3]" table:style-name="ce20">
            <text:p>93</text:p>
          </table:table-cell>
          <table:table-cell office:value-type="float" office:value="17" table:style-name="ce13">
            <text:p>17</text:p>
          </table:table-cell>
          <table:table-cell office:value-type="float" office:value="922" table:style-name="ce1">
            <text:p>922</text:p>
          </table:table-cell>
          <table:table-cell office:value-type="float" office:value="416.48590021691973" table:formula="of:=([.I$3]/[.F23])" table:style-name="ce14">
            <text:p>416,4859002</text:p>
          </table:table-cell>
          <table:table-cell office:value-type="percentage" office:value="2.8555266480128094E-3" table:formula="of:=([.G23]-[.C23])/[.C23]" table:style-name="ce15">
            <text:p>0,29%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21">
            <text:p>la</text:p>
          </table:table-cell>
          <table:table-cell office:value-type="float" office:value="440" table:style-name="ce22">
            <text:p>440,00 Hz</text:p>
          </table:table-cell>
          <table:table-cell office:value-type="float" office:value="87.884615384615373" table:formula="of:=((1/([.C24]*2)*[.M$3])-[.L$3])/[.K$3]" table:style-name="ce20">
            <text:p>88</text:p>
          </table:table-cell>
          <table:table-cell office:value-type="float" office:value="18" table:style-name="ce13">
            <text:p>18</text:p>
          </table:table-cell>
          <table:table-cell office:value-type="float" office:value="873" table:style-name="ce1">
            <text:p>873</text:p>
          </table:table-cell>
          <table:table-cell office:value-type="float" office:value="439.86254295532643" table:formula="of:=([.I$3]/[.F24])" table:style-name="ce14">
            <text:p>439,862543</text:p>
          </table:table-cell>
          <table:table-cell office:value-type="percentage" office:value="-3.1240237425810783E-4" table:formula="of:=([.G24]-[.C24])/[.C24]" table:style-name="ce15">
            <text:p>-0,03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la<text:span text:style-name="T3">♯</text:span><text:span text:style-name="T1"><text:s/>ou<text:s/></text:span>si<text:span text:style-name="T3">♭</text:span></text:p>
          </table:table-cell>
          <table:table-cell office:value-type="float" office:value="466.16" table:style-name="ce11">
            <text:p>466,16 Hz</text:p>
          </table:table-cell>
          <table:table-cell office:value-type="float" office:value="82.866364800464666" table:formula="of:=((1/([.C25]*2)*[.M$3])-[.L$3])/[.K$3]" table:style-name="ce20">
            <text:p>83</text:p>
          </table:table-cell>
          <table:table-cell office:value-type="float" office:value="19" table:style-name="ce13">
            <text:p>19</text:p>
          </table:table-cell>
          <table:table-cell office:value-type="float" office:value="825" table:style-name="ce1">
            <text:p>825</text:p>
          </table:table-cell>
          <table:table-cell office:value-type="float" office:value="465.45454545454544" table:formula="of:=([.I$3]/[.F25])" table:style-name="ce14">
            <text:p>465,4545455</text:p>
          </table:table-cell>
          <table:table-cell office:value-type="percentage" office:value="-1.5133313571618885E-3" table:formula="of:=([.G25]-[.C25])/[.C25]" table:style-name="ce15">
            <text:p>-0,15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si<text:span text:style-name="T1"><text:s/>ou<text:s/></text:span>do<text:span text:style-name="T3">♭</text:span></text:p>
          </table:table-cell>
          <table:table-cell office:value-type="float" office:value="493.88" table:style-name="ce11">
            <text:p>493,88 Hz</text:p>
          </table:table-cell>
          <table:table-cell office:value-type="float" office:value="78.128975584227874" table:formula="of:=((1/([.C26]*2)*[.M$3])-[.L$3])/[.K$3]" table:style-name="ce20">
            <text:p>78</text:p>
          </table:table-cell>
          <table:table-cell office:value-type="float" office:value="20" table:style-name="ce13">
            <text:p>20</text:p>
          </table:table-cell>
          <table:table-cell office:value-type="float" office:value="777" table:style-name="ce1">
            <text:p>777</text:p>
          </table:table-cell>
          <table:table-cell office:value-type="float" office:value="494.20849420849419" table:formula="of:=([.I$3]/[.F26])" table:style-name="ce14">
            <text:p>494,2084942</text:p>
          </table:table-cell>
          <table:table-cell office:value-type="percentage" office:value="6.6512960333318168E-4" table:formula="of:=([.G26]-[.C26])/[.C26]" table:style-name="ce15">
            <text:p>0,07%</text:p>
          </table:table-cell>
          <table:table-cell table:style-name="ce13"/>
          <table:table-cell table:number-columns-repeated="16375"/>
        </table:table-row>
        <table:table-row table:style-name="ro2">
          <table:table-cell office:value-type="float" office:value="5" table:number-columns-spanned="1" table:number-rows-spanned="12" table:style-name="ce37">
            <text:p>5</text:p>
          </table:table-cell>
          <table:table-cell office:value-type="string" table:style-name="ce10">
            <text:p>do<text:span text:style-name="T1"><text:s/>ou<text:s/></text:span>si<text:span text:style-name="T3">♯</text:span></text:p>
          </table:table-cell>
          <table:table-cell office:value-type="float" office:value="523.26" table:formula="of:=[.C15]*2" table:style-name="ce11">
            <text:p>523,26 Hz</text:p>
          </table:table-cell>
          <table:table-cell office:value-type="float" office:value="73.655808702248322" table:formula="of:=((1/([.C27]*2)*[.M$3])-[.L$3])/[.K$3]" table:style-name="ce20">
            <text:p>74</text:p>
          </table:table-cell>
          <table:table-cell office:value-type="float" office:value="21" table:style-name="ce13">
            <text:p>21</text:p>
          </table:table-cell>
          <table:table-cell office:value-type="float" office:value="737" table:style-name="ce1">
            <text:p>737</text:p>
          </table:table-cell>
          <table:table-cell office:value-type="float" office:value="521.03120759837179" table:formula="of:=([.I$3]/[.F27])" table:style-name="ce14">
            <text:p>521,0312076</text:p>
          </table:table-cell>
          <table:table-cell office:value-type="percentage" office:value="-4.2594358476248859E-3" table:formula="of:=([.G27]-[.C27])/[.C27]" table:style-name="ce15">
            <text:p>-0,43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do<text:span text:style-name="T3">♯</text:span><text:span text:style-name="T1"><text:s/>ou<text:s/></text:span>ré<text:span text:style-name="T3">♭</text:span></text:p>
          </table:table-cell>
          <table:table-cell office:value-type="float" office:value="554.36" table:formula="of:=[.C16]*2" table:style-name="ce11">
            <text:p>554,36 Hz</text:p>
          </table:table-cell>
          <table:table-cell office:value-type="float" office:value="69.437355342543299" table:formula="of:=((1/([.C28]*2)*[.M$3])-[.L$3])/[.K$3]" table:style-name="ce20">
            <text:p>69</text:p>
          </table:table-cell>
          <table:table-cell office:value-type="float" office:value="22" table:style-name="ce13">
            <text:p>22</text:p>
          </table:table-cell>
          <table:table-cell office:value-type="float" office:value="689" table:style-name="ce1">
            <text:p>689</text:p>
          </table:table-cell>
          <table:table-cell office:value-type="float" office:value="557.32946298984029" table:formula="of:=([.I$3]/[.F28])" table:style-name="ce14">
            <text:p>557,329463</text:p>
          </table:table-cell>
          <table:table-cell office:value-type="percentage" office:value="5.3565607003396368E-3" table:formula="of:=([.G28]-[.C28])/[.C28]" table:style-name="ce15">
            <text:p>0,54%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10">
            <text:p>ré</text:p>
          </table:table-cell>
          <table:table-cell office:value-type="float" office:value="587.32000000000005" table:formula="of:=[.C17]*2" table:style-name="ce11">
            <text:p>587,32 Hz</text:p>
          </table:table-cell>
          <table:table-cell office:value-type="float" office:value="65.454240644596823" table:formula="of:=((1/([.C29]*2)*[.M$3])-[.L$3])/[.K$3]" table:style-name="ce20">
            <text:p>65</text:p>
          </table:table-cell>
          <table:table-cell office:value-type="float" office:value="23" table:style-name="ce13">
            <text:p>23</text:p>
          </table:table-cell>
          <table:table-cell office:value-type="float" office:value="650" table:style-name="ce1">
            <text:p>650</text:p>
          </table:table-cell>
          <table:table-cell office:value-type="float" office:value="590.76923076923072" table:formula="of:=([.I$3]/[.F29])" table:style-name="ce14">
            <text:p>590,7692308</text:p>
          </table:table-cell>
          <table:table-cell office:value-type="percentage" office:value="5.8728304318440821E-3" table:formula="of:=([.G29]-[.C29])/[.C29]" table:style-name="ce15">
            <text:p>0,59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ré<text:span text:style-name="T3">♯</text:span><text:span text:style-name="T1"><text:s/>ou<text:s/></text:span>mi<text:span text:style-name="T3">♭</text:span></text:p>
          </table:table-cell>
          <table:table-cell office:value-type="float" office:value="622.26" table:formula="of:=[.C18]*2" table:style-name="ce11">
            <text:p>622,26 Hz</text:p>
          </table:table-cell>
          <table:table-cell office:value-type="float" office:value="61.692589543327173" table:formula="of:=((1/([.C30]*2)*[.M$3])-[.L$3])/[.K$3]" table:style-name="ce20">
            <text:p>62</text:p>
          </table:table-cell>
          <table:table-cell office:value-type="float" office:value="24" table:style-name="ce13">
            <text:p>24</text:p>
          </table:table-cell>
          <table:table-cell office:value-type="float" office:value="620" table:style-name="ce1">
            <text:p>620</text:p>
          </table:table-cell>
          <table:table-cell office:value-type="float" office:value="619.35483870967744" table:formula="of:=([.I$3]/[.F30])" table:style-name="ce14">
            <text:p>619,3548387</text:p>
          </table:table-cell>
          <table:table-cell office:value-type="percentage" office:value="-4.6687257582402105E-3" table:formula="of:=([.G30]-[.C30])/[.C30]" table:style-name="ce15">
            <text:p>-0,47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mi<text:span text:style-name="T1"><text:s/>ou<text:s/></text:span>fa<text:span text:style-name="T3">♭</text:span></text:p>
          </table:table-cell>
          <table:table-cell office:value-type="float" office:value="659.26" table:formula="of:=[.C19]*2" table:style-name="ce11">
            <text:p>659,26 Hz</text:p>
          </table:table-cell>
          <table:table-cell office:value-type="float" office:value="58.143839596377276" table:formula="of:=((1/([.C31]*2)*[.M$3])-[.L$3])/[.K$3]" table:style-name="ce20">
            <text:p>58</text:p>
          </table:table-cell>
          <table:table-cell office:value-type="float" office:value="25" table:style-name="ce13">
            <text:p>25</text:p>
          </table:table-cell>
          <table:table-cell office:value-type="float" office:value="582" table:style-name="ce1">
            <text:p>582</text:p>
          </table:table-cell>
          <table:table-cell office:value-type="float" office:value="659.79381443298973" table:formula="of:=([.I$3]/[.F31])" table:style-name="ce14">
            <text:p>659,7938144</text:p>
          </table:table-cell>
          <table:table-cell office:value-type="percentage" office:value="8.0971761215566421E-4" table:formula="of:=([.G31]-[.C31])/[.C31]" table:style-name="ce15">
            <text:p>0,08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fa<text:span text:style-name="T1"><text:s/>ou<text:s/></text:span>mi<text:span text:style-name="T3">♯</text:span></text:p>
          </table:table-cell>
          <table:table-cell office:value-type="float" office:value="698.46" table:formula="of:=[.C20]*2" table:style-name="ce11">
            <text:p>698,46 Hz</text:p>
          </table:table-cell>
          <table:table-cell office:value-type="float" office:value="54.794261661369291" table:formula="of:=((1/([.C32]*2)*[.M$3])-[.L$3])/[.K$3]" table:style-name="ce20">
            <text:p>55</text:p>
          </table:table-cell>
          <table:table-cell office:value-type="float" office:value="26" table:style-name="ce13">
            <text:p>26</text:p>
          </table:table-cell>
          <table:table-cell office:value-type="float" office:value="552" table:style-name="ce1">
            <text:p>552</text:p>
          </table:table-cell>
          <table:table-cell office:value-type="float" office:value="695.6521739130435" table:formula="of:=([.I$3]/[.F32])" table:style-name="ce14">
            <text:p>695,6521739</text:p>
          </table:table-cell>
          <table:table-cell office:value-type="percentage" office:value="-4.0200241774139365E-3" table:formula="of:=([.G32]-[.C32])/[.C32]" table:style-name="ce15">
            <text:p>-0,40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fa<text:span text:style-name="T3">♯</text:span><text:span text:style-name="T1"><text:s/>ou<text:s/></text:span>sol<text:span text:style-name="T3">♭</text:span></text:p>
          </table:table-cell>
          <table:table-cell office:value-type="float" office:value="739.98" table:formula="of:=[.C21]*2" table:style-name="ce11">
            <text:p>739,98 Hz</text:p>
          </table:table-cell>
          <table:table-cell office:value-type="float" office:value="51.633453710807153" table:formula="of:=((1/([.C33]*2)*[.M$3])-[.L$3])/[.K$3]" table:style-name="ce20">
            <text:p>52</text:p>
          </table:table-cell>
          <table:table-cell office:value-type="float" office:value="27" table:style-name="ce13">
            <text:p>27</text:p>
          </table:table-cell>
          <table:table-cell office:value-type="float" office:value="521" table:style-name="ce1">
            <text:p>521</text:p>
          </table:table-cell>
          <table:table-cell office:value-type="float" office:value="737.04414587332053" table:formula="of:=([.I$3]/[.F33])" table:style-name="ce14">
            <text:p>737,0441459</text:p>
          </table:table-cell>
          <table:table-cell office:value-type="percentage" office:value="-3.9674776705849986E-3" table:formula="of:=([.G33]-[.C33])/[.C33]" table:style-name="ce15">
            <text:p>-0,40%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10">
            <text:p>sol</text:p>
          </table:table-cell>
          <table:table-cell office:value-type="float" office:value="784" table:formula="of:=[.C22]*2" table:style-name="ce11">
            <text:p>784,00 Hz</text:p>
          </table:table-cell>
          <table:table-cell office:value-type="float" office:value="48.647959183673457" table:formula="of:=((1/([.C34]*2)*[.M$3])-[.L$3])/[.K$3]" table:style-name="ce20">
            <text:p>49</text:p>
          </table:table-cell>
          <table:table-cell office:value-type="float" office:value="28" table:style-name="ce13">
            <text:p>28</text:p>
          </table:table-cell>
          <table:table-cell office:value-type="float" office:value="490" table:style-name="ce1">
            <text:p>490</text:p>
          </table:table-cell>
          <table:table-cell office:value-type="float" office:value="783.67346938775506" table:formula="of:=([.I$3]/[.F34])" table:style-name="ce14">
            <text:p>783,6734694</text:p>
          </table:table-cell>
          <table:table-cell office:value-type="percentage" office:value="-4.1649312786344058E-4" table:formula="of:=([.G34]-[.C34])/[.C34]" table:style-name="ce15">
            <text:p>-0,04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sol<text:span text:style-name="T3">♯</text:span><text:span text:style-name="T1"><text:s/>ou<text:s/></text:span>la<text:span text:style-name="T3">♭</text:span></text:p>
          </table:table-cell>
          <table:table-cell office:value-type="float" office:value="830.6" table:formula="of:=[.C23]*2" table:style-name="ce11">
            <text:p>830,60 Hz</text:p>
          </table:table-cell>
          <table:table-cell office:value-type="float" office:value="45.832299172053567" table:formula="of:=((1/([.C35]*2)*[.M$3])-[.L$3])/[.K$3]" table:style-name="ce20">
            <text:p>46</text:p>
          </table:table-cell>
          <table:table-cell office:value-type="float" office:value="29" table:style-name="ce13">
            <text:p>29</text:p>
          </table:table-cell>
          <table:table-cell office:value-type="float" office:value="462" table:style-name="ce1">
            <text:p>462</text:p>
          </table:table-cell>
          <table:table-cell office:value-type="float" office:value="831.16883116883116" table:formula="of:=([.I$3]/[.F35])" table:style-name="ce14">
            <text:p>831,1688312</text:p>
          </table:table-cell>
          <table:table-cell office:value-type="percentage" office:value="6.8484368990023923E-4" table:formula="of:=([.G35]-[.C35])/[.C35]" table:style-name="ce15">
            <text:p>0,07%</text:p>
          </table:table-cell>
          <table:table-cell table:style-name="ce13"/>
          <table:table-cell table:number-columns-repeated="16375"/>
        </table:table-row>
        <table:table-row table:style-name="ro1">
          <table:covered-table-cell/>
          <table:table-cell office:value-type="string" table:style-name="ce10">
            <text:p>la</text:p>
          </table:table-cell>
          <table:table-cell office:value-type="float" office:value="880" table:formula="of:=[.C24]*2" table:style-name="ce11">
            <text:p>880,00 Hz</text:p>
          </table:table-cell>
          <table:table-cell office:value-type="float" office:value="43.173076923076913" table:formula="of:=((1/([.C36]*2)*[.M$3])-[.L$3])/[.K$3]" table:style-name="ce20">
            <text:p>43</text:p>
          </table:table-cell>
          <table:table-cell office:value-type="float" office:value="30" table:style-name="ce13">
            <text:p>30</text:p>
          </table:table-cell>
          <table:table-cell office:value-type="float" office:value="434" table:style-name="ce1">
            <text:p>434</text:p>
          </table:table-cell>
          <table:table-cell office:value-type="float" office:value="884.79262672811058" table:formula="of:=([.I$3]/[.F36])" table:style-name="ce14">
            <text:p>884,7926267</text:p>
          </table:table-cell>
          <table:table-cell office:value-type="percentage" office:value="5.4461667364892911E-3" table:formula="of:=([.G36]-[.C36])/[.C36]" table:style-name="ce15">
            <text:p>0,54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0">
            <text:p>la<text:span text:style-name="T3">♯</text:span><text:span text:style-name="T1"><text:s/>ou<text:s/></text:span>si<text:span text:style-name="T3">♭</text:span></text:p>
          </table:table-cell>
          <table:table-cell office:value-type="float" office:value="932.32" table:formula="of:=[.C25]*2" table:style-name="ce11">
            <text:p>932,32 Hz</text:p>
          </table:table-cell>
          <table:table-cell office:value-type="float" office:value="40.663951631001559" table:formula="of:=((1/([.C37]*2)*[.M$3])-[.L$3])/[.K$3]" table:style-name="ce20">
            <text:p>41</text:p>
          </table:table-cell>
          <table:table-cell office:value-type="float" office:value="31" table:style-name="ce13">
            <text:p>31</text:p>
          </table:table-cell>
          <table:table-cell office:value-type="float" office:value="410" table:style-name="ce1">
            <text:p>410</text:p>
          </table:table-cell>
          <table:table-cell office:value-type="float" office:value="936.58536585365857" table:formula="of:=([.I$3]/[.F37])" table:style-name="ce14">
            <text:p>936,5853659</text:p>
          </table:table-cell>
          <table:table-cell office:value-type="percentage" office:value="4.5750019882213428E-3" table:formula="of:=([.G37]-[.C37])/[.C37]" table:style-name="ce15">
            <text:p>0,46%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23">
            <text:p>si<text:span text:style-name="T1"><text:s/>ou<text:s/></text:span>do<text:span text:style-name="T3">♭</text:span></text:p>
          </table:table-cell>
          <table:table-cell office:value-type="float" office:value="987.76" table:formula="of:=[.C26]*2" table:style-name="ce24">
            <text:p>987,76 Hz</text:p>
          </table:table-cell>
          <table:table-cell office:value-type="float" office:value="38.29525702288317" table:formula="of:=((1/([.C38]*2)*[.M$3])-[.L$3])/[.K$3]" table:style-name="ce25">
            <text:p>38</text:p>
          </table:table-cell>
          <table:table-cell office:value-type="float" office:value="32" table:style-name="ce26">
            <text:p>32</text:p>
          </table:table-cell>
          <table:table-cell office:value-type="float" office:value="384" table:style-name="ce27">
            <text:p>384</text:p>
          </table:table-cell>
          <table:table-cell office:value-type="float" office:value="1000" table:formula="of:=([.I$3]/[.F38])" table:style-name="ce28">
            <text:p>1000</text:p>
          </table:table-cell>
          <table:table-cell office:value-type="percentage" office:value="1.2391674090872285E-2" table:formula="of:=([.G38]-[.C38])/[.C38]" table:style-name="ce29">
            <text:p>1,24%</text:p>
          </table:table-cell>
          <table:table-cell table:style-name="ce26"/>
          <table:table-cell table:number-columns-repeated="16375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2" number:min-integer-digits="1"/>
      <number:text> Hz</number:text>
    </number:number-style>
    <number:number-style style:name="N37">
      <number:number number:decimal-places="0" number:min-integer-digits="1">
        <number:embedded-text number:position="0"> Hz</number:embedded-text>
      </number:number>
    </number:number-style>
    <number:number-style style:name="N38">
      <number:number number:decimal-places="0" number:min-integer-digits="1">
        <number:embedded-text number:position="0"> cycles</number:embedded-text>
      </number:number>
    </number:number-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</meta:initial-creator>
    <dc:creator>Chris</dc:creator>
    <meta:creation-date>2016-12-26T22:56:54Z</meta:creation-date>
    <dc:date>2017-01-20T23:19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4">
      <number:number number:decimal-places="2" number:min-integer-digits="1"/>
      <number:text>%</number:text>
    </number:percentage-style>
    <number:number-style style:name="N37">
      <number:number number:decimal-places="2" number:min-integer-digits="1"/>
      <number:text> Hz</number:text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5b9bd5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388.4999212598425pt" svg:width="1225.5pt" chart:style-name="Crt0">
        <chart:title chart:style-name="CT00">
          <text:p text:style-name="a0" text:class-names="" text:cond-style-name="">Delta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Feuil1.$H$2" chart:values-cell-range-address="Feuil1.$H$6:.$H$38" chart:class="chart:scatter" chart:attached-axis="primary-y" chart:style-name="G0S0">
            <chart:domain table:cell-range-address="Feuil1.$C$6:.$C$38"/>
            <chart:data-point chart:repeated="3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